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38mm"/>
    </style:style>
    <style:style style:name="co2" style:family="table-column">
      <style:table-column-properties fo:break-before="auto" style:column-width="22.79mm"/>
    </style:style>
    <style:style style:name="co3" style:family="table-column">
      <style:table-column-properties fo:break-before="auto" style:column-width="24.48mm"/>
    </style:style>
    <style:style style:name="co4" style:family="table-column">
      <style:table-column-properties fo:break-before="auto" style:column-width="40.41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87.95mm"/>
    </style:style>
    <style:style style:name="co7" style:family="table-column">
      <style:table-column-properties fo:break-before="auto" style:column-width="12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9">
      <style:text-properties fo:font-weight="bold" style:font-weight-asian="bold" style:font-weight-complex="bold"/>
    </style:style>
    <style:style style:name="ce6" style:family="table-cell" style:parent-style-name="Default" style:data-style-name="N109"/>
    <style:style style:name="ce10" style:family="table-cell" style:parent-style-name="Default" style:data-style-name="N30"/>
    <style:style style:name="ce9" style:family="table-cell" style:parent-style-name="Default" style:data-style-name="N84"/>
    <style:style style:name="ce2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köpslogg för SY Titania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otalt inköpsbelopp</text:p>
          </table:table-cell>
          <table:table-cell table:style-name="ce5" table:formula="of:=SUM([.B4:.B64998])" office:value-type="currency" office:currency="SEK" office:value="43727.43" calcext:value-type="currency">
            <text:p>43 727,43 kr</text:p>
          </table:table-cell>
          <table:table-cell table:style-name="ce1" table:number-columns-repeated="5"/>
          <table:table-cell table:style-name="ce2"/>
          <table:table-cell table:style-name="ce1" table:number-columns-repeated="1016"/>
        </table:table-row>
        <table:table-row table:style-name="ro1">
          <table:table-cell table:style-name="ce1"/>
          <table:table-cell table:style-name="ce5"/>
          <table:table-cell table:style-name="ce1" table:number-columns-repeated="5"/>
          <table:table-cell table:style-name="ce2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Produkt</text:p>
          </table:table-cell>
          <table:table-cell table:style-name="ce5" office:value-type="string" calcext:value-type="string">
            <text:p>Pris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utik</text:p>
          </table:table-cell>
          <table:table-cell table:style-name="ce1" office:value-type="string" calcext:value-type="string">
            <text:p>Inköpsdatum</text:p>
          </table:table-cell>
          <table:table-cell table:style-name="ce1" office:value-type="string" calcext:value-type="string">
            <text:p>Kommentar</text:p>
          </table:table-cell>
          <table:table-cell table:style-name="ce1"/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Batteriklämmor till ciggaruttag</text:p>
          </table:table-cell>
          <table:table-cell office:value-type="currency" office:currency="SEK" office:value="59.9" calcext:value-type="currency">
            <text:p>59,90 kr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Kjell &amp; Co</text:p>
          </table:table-cell>
          <table:table-cell table:style-name="ce10" office:value-type="date" office:date-value="2022-05-15" calcext:value-type="date">
            <text:p>2022-05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lmonoxidlarm</text:p>
          </table:table-cell>
          <table:table-cell office:value-type="currency" office:currency="SEK" office:value="399.9" calcext:value-type="currency">
            <text:p>399,90 kr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Kjell &amp; Co</text:p>
          </table:table-cell>
          <table:table-cell table:style-name="ce10" office:value-type="date" office:date-value="2022-05-15" calcext:value-type="date">
            <text:p>2022-05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B-laddare för cigarruttag</text:p>
          </table:table-cell>
          <table:table-cell office:value-type="currency" office:currency="SEK" office:value="99.9" calcext:value-type="currency">
            <text:p>99,90 kr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Kjell &amp; Co</text:p>
          </table:table-cell>
          <table:table-cell table:style-name="ce10" office:value-type="date" office:date-value="2022-05-15" calcext:value-type="date">
            <text:p>2022-05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bil 4G-router</text:p>
          </table:table-cell>
          <table:table-cell office:value-type="currency" office:currency="SEK" office:value="399" calcext:value-type="currency">
            <text:p>399,00 kr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Kjell &amp; Co</text:p>
          </table:table-cell>
          <table:table-cell table:style-name="ce10" office:value-type="date" office:date-value="2022-05-15" calcext:value-type="date">
            <text:p>2022-05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vägar Stockholms skärgård</text:p>
          </table:table-cell>
          <table:table-cell office:value-type="currency" office:currency="SEK" office:value="495" calcext:value-type="currency">
            <text:p>495,00 k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Erlandssons Brygga AB</text:p>
          </table:table-cell>
          <table:table-cell table:style-name="ce10" office:value-type="date" office:date-value="2022-05-15" calcext:value-type="date">
            <text:p>2022-05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onär 4G-router</text:p>
          </table:table-cell>
          <table:table-cell office:value-type="currency" office:currency="SEK" office:value="2599" calcext:value-type="currency">
            <text:p>2 599,00 kr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Kjell &amp; Co</text:p>
          </table:table-cell>
          <table:table-cell table:style-name="ce10" office:value-type="date" office:date-value="2022-05-16" calcext:value-type="date">
            <text:p>2022-05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åtsportkort Stockholm-Linköping</text:p>
          </table:table-cell>
          <table:table-cell office:value-type="currency" office:currency="SEK" office:value="1936" calcext:value-type="currency">
            <text:p>1 936,00 k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Bryggboden</text:p>
          </table:table-cell>
          <table:table-cell table:style-name="ce10" office:value-type="date" office:date-value="2022-05-16" calcext:value-type="date">
            <text:p>2022-05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åtförsäkring</text:p>
          </table:table-cell>
          <table:table-cell office:value-type="currency" office:currency="SEK" office:value="2731" calcext:value-type="currency">
            <text:p>2 731,00 kr</text:p>
          </table:table-cell>
          <table:table-cell office:value-type="string" calcext:value-type="string">
            <text:p>Försäkring</text:p>
          </table:table-cell>
          <table:table-cell office:value-type="string" calcext:value-type="string">
            <text:p>Svenska Sjö</text:p>
          </table:table-cell>
          <table:table-cell table:style-name="ce10" office:value-type="date" office:date-value="2022-05-17" calcext:value-type="date">
            <text:p>2022-05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dströmskomponenter</text:p>
          </table:table-cell>
          <table:table-cell office:value-type="currency" office:currency="SEK" office:value="3995.53" calcext:value-type="currency">
            <text:p>3 995,53 kr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Clas Ohlson</text:p>
          </table:table-cell>
          <table:table-cell table:style-name="ce10" office:value-type="date" office:date-value="2022-05-20" calcext:value-type="date">
            <text:p>2022-05-20</text:p>
          </table:table-cell>
          <table:table-cell office:value-type="string" calcext:value-type="string">
            <text:p>Köpt genom Eriks företagskonto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ädutrustning</text:p>
          </table:table-cell>
          <table:table-cell office:value-type="currency" office:currency="SEK" office:value="1190" calcext:value-type="currency">
            <text:p>1 190,0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IKEA</text:p>
          </table:table-cell>
          <table:table-cell table:style-name="ce10" office:value-type="date" office:date-value="2022-05-21" calcext:value-type="date">
            <text:p>2022-05-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rustning för båtpolering</text:p>
          </table:table-cell>
          <table:table-cell office:value-type="currency" office:currency="SEK" office:value="5682.7" calcext:value-type="currency">
            <text:p>5 682,7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Biltema</text:p>
          </table:table-cell>
          <table:table-cell table:style-name="ce10" office:value-type="date" office:date-value="2022-05-21" calcext:value-type="date">
            <text:p>2022-05-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dströmskontakter</text:p>
          </table:table-cell>
          <table:table-cell office:value-type="currency" office:currency="SEK" office:value="1245" calcext:value-type="currency">
            <text:p>1 245,00 kr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Erlandssons Brygga AB</text:p>
          </table:table-cell>
          <table:table-cell table:style-name="ce10" office:value-type="date" office:date-value="2022-05-21" calcext:value-type="date">
            <text:p>2022-05-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ytvästar och säkerhetsutrustning</text:p>
          </table:table-cell>
          <table:table-cell office:value-type="currency" office:currency="SEK" office:value="13600.5" calcext:value-type="currency">
            <text:p>13 600,50 kr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Erlandssons Brygga AB</text:p>
          </table:table-cell>
          <table:table-cell table:style-name="ce10" office:value-type="date" office:date-value="2022-06-16" calcext:value-type="date">
            <text:p>2022-06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iladdare</text:p>
          </table:table-cell>
          <table:table-cell office:value-type="currency" office:currency="SEK" office:value="1843" calcext:value-type="currency">
            <text:p>1 843,00 kr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BRL Electronics</text:p>
          </table:table-cell>
          <table:table-cell table:style-name="ce10" office:value-type="date" office:date-value="2022-06-18" calcext:value-type="date">
            <text:p>2022-06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åtsportkort Göta kanal</text:p>
          </table:table-cell>
          <table:table-cell office:value-type="currency" office:currency="SEK" office:value="478" calcext:value-type="currency">
            <text:p>478,00 k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Hjertmans Sweden AB</text:p>
          </table:table-cell>
          <table:table-cell table:style-name="ce10" office:value-type="date" office:date-value="2022-06-10" calcext:value-type="date">
            <text:p>2022-06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ruv till salongsgolvet</text:p>
          </table:table-cell>
          <table:table-cell office:value-type="currency" office:currency="SEK" office:value="38.45" calcext:value-type="currency">
            <text:p>38,45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Bauhaus</text:p>
          </table:table-cell>
          <table:table-cell table:style-name="ce10" office:value-type="date" office:date-value="2022-06-18" calcext:value-type="date">
            <text:p>2022-06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go med havsmotiv</text:p>
          </table:table-cell>
          <table:table-cell office:value-type="currency" office:currency="SEK" office:value="280" calcext:value-type="currency">
            <text:p>280,00 kr</text:p>
          </table:table-cell>
          <table:table-cell office:value-type="string" calcext:value-type="string">
            <text:p>Underhållning</text:p>
          </table:table-cell>
          <table:table-cell office:value-type="string" calcext:value-type="string">
            <text:p>Webhallen Sverige AB</text:p>
          </table:table-cell>
          <table:table-cell table:style-name="ce10" office:value-type="date" office:date-value="2022-06-18" calcext:value-type="date">
            <text:p>2022-06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ttenmunstycke</text:p>
          </table:table-cell>
          <table:table-cell office:value-type="currency" office:currency="SEK" office:value="349" calcext:value-type="currency">
            <text:p>349,0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Jula</text:p>
          </table:table-cell>
          <table:table-cell table:style-name="ce10" office:value-type="date" office:date-value="2022-06-06" calcext:value-type="date">
            <text:p>2022-06-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erse småutrustning</text:p>
          </table:table-cell>
          <table:table-cell office:value-type="currency" office:currency="SEK" office:value="1392" calcext:value-type="currency">
            <text:p>1 392,0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Hornbach</text:p>
          </table:table-cell>
          <table:table-cell table:style-name="ce10" office:value-type="date" office:date-value="2022-05-28" calcext:value-type="date">
            <text:p>2022-05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ttenutrustning och universalstege</text:p>
          </table:table-cell>
          <table:table-cell office:value-type="currency" office:currency="SEK" office:value="2160.4" calcext:value-type="currency">
            <text:p>2 160,4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Hornbach</text:p>
          </table:table-cell>
          <table:table-cell table:style-name="ce10" office:value-type="date" office:date-value="2022-05-26" calcext:value-type="date">
            <text:p>2022-05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feranoder</text:p>
          </table:table-cell>
          <table:table-cell office:value-type="currency" office:currency="SEK" office:value="308" calcext:value-type="currency">
            <text:p>308,0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Erlandssons Brygga AB</text:p>
          </table:table-cell>
          <table:table-cell table:style-name="ce10" office:value-type="date" office:date-value="2022-05-28" calcext:value-type="date">
            <text:p>2022-05-28</text:p>
          </table:table-cell>
          <table:table-cell office:value-type="string" calcext:value-type="string">
            <text:p>En vardera 25 mm och 30mm. Titania behöver 25m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Återköp av oanvända/trasiga produkter</text:p>
          </table:table-cell>
          <table:table-cell office:value-type="currency" office:currency="SEK" office:value="-355" calcext:value-type="currency">
            <text:p>-355,0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Biltema</text:p>
          </table:table-cell>
          <table:table-cell table:style-name="ce10" office:value-type="date" office:date-value="2022-05-30" calcext:value-type="date">
            <text:p>2022-05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enn till 4G-routern</text:p>
          </table:table-cell>
          <table:table-cell office:value-type="currency" office:currency="SEK" office:value="629" calcext:value-type="currency">
            <text:p>629,00 kr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Kjell &amp; Co</text:p>
          </table:table-cell>
          <table:table-cell table:style-name="ce10" office:value-type="date" office:date-value="2022-05-30" calcext:value-type="date">
            <text:p>2022-05-30</text:p>
          </table:table-cell>
          <table:table-cell office:value-type="string" calcext:value-type="string">
            <text:p>Kombinerad antenn för GPS, WiFi och 4G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kskruv</text:p>
          </table:table-cell>
          <table:table-cell office:value-type="currency" office:currency="SEK" office:value="99.95" calcext:value-type="currency">
            <text:p>99,95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Bauhaus</text:p>
          </table:table-cell>
          <table:table-cell table:style-name="ce10" office:value-type="date" office:date-value="2022-06-18" calcext:value-type="date">
            <text:p>2022-06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öksgeråd</text:p>
          </table:table-cell>
          <table:table-cell office:value-type="currency" office:currency="SEK" office:value="208.6" calcext:value-type="currency">
            <text:p>208,60 kr</text:p>
          </table:table-cell>
          <table:table-cell office:value-type="string" calcext:value-type="string">
            <text:p>Hushåll</text:p>
          </table:table-cell>
          <table:table-cell office:value-type="string" calcext:value-type="string">
            <text:p>ICA Kvantum</text:p>
          </table:table-cell>
          <table:table-cell table:style-name="ce9" office:value-type="date" office:date-value="2022-06-26" calcext:value-type="date">
            <text:p>2022-06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nor</text:p>
          </table:table-cell>
          <table:table-cell office:value-type="currency" office:currency="SEK" office:value="427" calcext:value-type="currency">
            <text:p>427,00 k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Akademibokhandeln</text:p>
          </table:table-cell>
          <table:table-cell table:style-name="ce9" office:value-type="date" office:date-value="2022-06-26" calcext:value-type="date">
            <text:p>2022-06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änspumpar och slang</text:p>
          </table:table-cell>
          <table:table-cell office:value-type="currency" office:currency="SEK" office:value="937" calcext:value-type="currency">
            <text:p>937,0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Biltema</text:p>
          </table:table-cell>
          <table:table-cell table:style-name="ce9" office:value-type="date" office:date-value="2022-06-26" calcext:value-type="date">
            <text:p>2022-06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tsax</text:p>
          </table:table-cell>
          <table:table-cell office:value-type="currency" office:currency="SEK" office:value="299" calcext:value-type="currency">
            <text:p>299,0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Jula</text:p>
          </table:table-cell>
          <table:table-cell table:style-name="ce9" office:value-type="date" office:date-value="2022-06-24" calcext:value-type="date">
            <text:p>2022-06-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ålsåg och batteri</text:p>
          </table:table-cell>
          <table:table-cell table:formula="of:=49.9*2" office:value-type="currency" office:currency="SEK" office:value="99.8" calcext:value-type="currency">
            <text:p>99,80 kr</text:p>
          </table:table-cell>
          <table:table-cell office:value-type="string" calcext:value-type="string">
            <text:p>Skötsel</text:p>
          </table:table-cell>
          <table:table-cell office:value-type="string" calcext:value-type="string">
            <text:p>Jula</text:p>
          </table:table-cell>
          <table:table-cell table:style-name="ce9" office:value-type="date" office:date-value="2022-06-25" calcext:value-type="date">
            <text:p>2022-06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ick</text:p>
          </table:table-cell>
          <table:table-cell table:formula="of:=99.8" office:value-type="currency" office:currency="SEK" office:value="99.8" calcext:value-type="currency">
            <text:p>99,80 kr</text:p>
          </table:table-cell>
          <table:table-cell office:value-type="string" calcext:value-type="string">
            <text:p>Hushåll</text:p>
          </table:table-cell>
          <table:table-cell office:value-type="string" calcext:value-type="string">
            <text:p>Jula</text:p>
          </table:table-cell>
          <table:table-cell table:style-name="ce9" office:value-type="date" office:date-value="2022-06-25" calcext:value-type="date">
            <text:p>2022-06-25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0T18:45:59.282000000</meta:creation-date>
    <dc:date>2022-06-30T20:31:52.285000000</dc:date>
    <meta:editing-duration>PT52M52S</meta:editing-duration>
    <meta:editing-cycles>12</meta:editing-cycles>
    <meta:generator>LibreOffice/6.0.0.3$Windows_X86_64 LibreOffice_project/64a0f66915f38c6217de274f0aa8e15618924765</meta:generator>
    <meta:document-statistic meta:table-count="1" meta:cell-count="161" meta:object-count="0"/>
  </office:meta>
</office:document-meta>
</file>